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fe4a" officeooo:paragraph-rsid="0003fe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limits&gt;</text:p>
      <text:p text:style-name="P1">#include &lt;map&gt;</text:p>
      <text:p text:style-name="P1">#include &lt;set&gt;</text:p>
      <text:p text:style-name="P1">#include &lt;cassert&gt;</text:p>
      <text:p text:style-name="P1">#include &lt;signal.h&gt;</text:p>
      <text:p text:style-name="P1"></text:p>
      <text:p text:style-name="P1">#include &lt;boost/algorithm/cxx11/any_of.hpp&gt;</text:p>
      <text:p text:style-name="P1">#include &lt;boost/range/adaptor/indexed.hpp&gt;</text:p>
      <text:p text:style-name="P1">#include &lt;boost/range/counting_range.hpp&gt;</text:p>
      <text:p text:style-name="P1">#include &lt;boost/range/adaptor/filtered.hpp&gt;</text:p>
      <text:p text:style-name="P1"></text:p>
      <text:p text:style-name="P1">#include "Material.hpp"</text:p>
      <text:p text:style-name="P1">#include "TetraMesh.hpp"</text:p>
      <text:p text:style-name="P1"></text:p>
      <text:p text:style-name="P1">#include "../Kernels/Software/sse.hpp"</text:p>
      <text:p text:style-name="P1"></text:p>
      <text:p text:style-name="P1">using namespace std;</text:p>
      <text:p text:style-name="P1"></text:p>
      <text:p text:style-name="P1"></text:p>
      <text:p text:style-name="P1">/** Returns a vector&lt;unsigned&gt; of tetra IDs for tetras which have at least one point within a radius r of point p0</text:p>
      <text:p text:style-name="P1"><text:s/>*</text:p>
      <text:p text:style-name="P1"><text:s/>*/</text:p>
      <text:p text:style-name="P1"></text:p>
      <text:p text:style-name="P1">vector&lt;unsigned&gt; TetraMesh::tetras_close_to(const Point&lt;3,double&gt; p0,const float r) const</text:p>
      <text:p text:style-name="P1">{</text:p>
      <text:p text:style-name="P1"><text:tab/>vector&lt;unsigned&gt; Tlist;</text:p>
      <text:p text:style-name="P1"><text:tab/>const float r2=r*r;</text:p>
      <text:p text:style-name="P1"></text:p>
      <text:p text:style-name="P1"><text:tab/>for(unsigned i=1;i&lt;T_p.size();++i)</text:p>
      <text:p text:style-name="P1"><text:tab/><text:tab/>if (boost::algorithm::any_of(</text:p>
      <text:p text:style-name="P1"><text:tab/><text:tab/><text:tab/><text:tab/>T_p[i],</text:p>
      <text:p text:style-name="P1"><text:tab/><text:tab/><text:tab/><text:tab/>[p0,r2,this](unsigned i){ return Vector&lt;3,double&gt;(this-&gt;P[i],p0).norm2_l2()&lt;r2; }))</text:p>
      <text:p text:style-name="P1"><text:tab/><text:tab/><text:tab/>Tlist.push_back(i);</text:p>
      <text:p text:style-name="P1"><text:tab/>return Tlist;</text:p>
      <text:p text:style-name="P1">}</text:p>
      <text:p text:style-name="P1"></text:p>
      <text:p text:style-name="P1">TetraMesh::TetraMesh(const double* p,unsigned Np_,const unsigned* t,unsigned Nt_)</text:p>
      <text:p text:style-name="P1">{</text:p>
      <text:p text:style-name="P1"><text:s text:c="4"/>P.clear();</text:p>
      <text:p text:style-name="P1"><text:s text:c="4"/>P.resize(Np_+1);</text:p>
      <text:p text:style-name="P1"><text:s text:c="4"/>T_m.clear();</text:p>
      <text:p text:style-name="P1"><text:s text:c="4"/>T_m.resize(Nt_+1);</text:p>
      <text:p text:style-name="P1"><text:s text:c="4"/>T_p.clear();</text:p>
      <text:p text:style-name="P1"><text:s text:c="4"/>T_p.resize(Nt_+1);</text:p>
      <text:p text:style-name="P1"></text:p>
      <text:p text:style-name="P1"><text:s text:c="4"/>unsigned zeros[4]={0,0,0,0};</text:p>
      <text:p text:style-name="P1"></text:p>
      <text:p text:style-name="P1"><text:soft-page-break/><text:s text:c="4"/>P[0] = Point&lt;3,double&gt;();</text:p>
      <text:p text:style-name="P1"><text:s text:c="4"/>T_m[0] = 0;</text:p>
      <text:p text:style-name="P1"><text:s text:c="4"/>T_p[0] = TetraByPointID(zeros);</text:p>
      <text:p text:style-name="P1"></text:p>
      <text:p text:style-name="P1"><text:s text:c="4"/>for(unsigned i=1;i&lt;=Np_;++i,p+=3)</text:p>
      <text:p text:style-name="P1"><text:s text:c="8"/>P[i] = Point&lt;3,double&gt;(p);</text:p>
      <text:p text:style-name="P1"></text:p>
      <text:p text:style-name="P1"><text:s text:c="4"/>for(unsigned i=1;i&lt;=Nt_;++i,t+=5)</text:p>
      <text:p text:style-name="P1"><text:s text:c="4"/>{</text:p>
      <text:p text:style-name="P1"><text:s text:c="8"/>T_p[i]=TetraByPointID(t); <text:s text:c="7"/>// direct copy from unsigned*</text:p>
      <text:p text:style-name="P1"><text:s text:c="8"/>T_m[i]=t[4];</text:p>
      <text:p text:style-name="P1"><text:s text:c="4"/>}</text:p>
      <text:p text:style-name="P1"></text:p>
      <text:p text:style-name="P1"><text:tab/>tetrasToFaces();</text:p>
      <text:p text:style-name="P1"></text:p>
      <text:p text:style-name="P1"><text:tab/>make_tetra_perm();</text:p>
      <text:p text:style-name="P1">}</text:p>
      <text:p text:style-name="P1"></text:p>
      <text:p text:style-name="P1">TetraMesh::~TetraMesh()</text:p>
      <text:p text:style-name="P1">{</text:p>
      <text:p text:style-name="P1">}</text:p>
      <text:p text:style-name="P1"></text:p>
      <text:p text:style-name="P1">vector&lt;unsigned&gt; TetraMesh::facesBoundingRegion(unsigned i) const</text:p>
      <text:p text:style-name="P1">{</text:p>
      <text:p text:style-name="P1"><text:tab/>vector&lt;unsigned&gt; idx;</text:p>
      <text:p text:style-name="P1"></text:p>
      <text:p text:style-name="P1"><text:tab/>/*for(const auto&amp; f : F_t | boost::adaptors::indexed(0U))</text:p>
      <text:p text:style-name="P1"><text:tab/><text:tab/>if (f.value()[0] != f.value()[1] &amp;&amp; (f.value()[0]==i || f.value()[1]==i))</text:p>
      <text:p text:style-name="P1"><text:tab/><text:tab/><text:tab/>idx.push_back(f.index());*/ </text:p>
      <text:p text:style-name="P1"><text:tab/>const auto&amp; __F_t = F_t | boost::adaptors::indexed(0U);</text:p>
      <text:p text:style-name="P1"><text:tab/>for(const auto&amp; f : F_t | boost::adaptors::indexed(0U))</text:p>
      <text:p text:style-name="P1"><text:tab/><text:tab/>if (f[0] != f[1] &amp;&amp; (f[0]==i || f[1]==i))</text:p>
      <text:p text:style-name="P1"><text:tab/><text:tab/><text:tab/>idx.push_back(f-&gt;index());</text:p>
      <text:p text:style-name="P1"><text:tab/>return idx;</text:p>
      <text:p text:style-name="P1">}</text:p>
      <text:p text:style-name="P1"></text:p>
      <text:p text:style-name="P1">const vector&lt;unsigned&gt;&amp; TetraMesh::tetrasInRegion(unsigned i) const</text:p>
      <text:p text:style-name="P1">{</text:p>
      <text:p text:style-name="P1"><text:tab/>return tetra_perm[i];</text:p>
      <text:p text:style-name="P1">}</text:p>
      <text:p text:style-name="P1"></text:p>
      <text:p text:style-name="P1">void TetraMesh::make_tetra_perm()</text:p>
      <text:p text:style-name="P1">{</text:p>
      <text:p text:style-name="P1"><text:tab/>// get max region code</text:p>
      <text:p text:style-name="P1"><text:tab/>unsigned max_region = *boost::max_element(T_m);</text:p>
      <text:p text:style-name="P1"></text:p>
      <text:p text:style-name="P1"><text:tab/>// init permutation vector</text:p>
      <text:p text:style-name="P1"><text:tab/>tetra_perm.resize(max_region+1);</text:p>
      <text:p text:style-name="P1"><text:tab/>for(auto&amp; v : tetra_perm)</text:p>
      <text:p text:style-name="P1"><text:soft-page-break/><text:tab/><text:tab/>v.clear();</text:p>
      <text:p text:style-name="P1"></text:p>
      <text:p text:style-name="P1"><text:tab/>// create permutation vector</text:p>
      <text:p text:style-name="P1">//<text:tab/>for(const auto r : T_m | boost::adaptors::indexed(0U))//old boost code</text:p>
      <text:p text:style-name="P1">//<text:tab/><text:tab/>tetra_perm[r.value()].push_back(r.index());</text:p>
      <text:p text:style-name="P1"></text:p>
      <text:p text:style-name="P1"></text:p>
      <text:p text:style-name="P1"><text:tab/>const auto __T_m = T_m | boost::adaptors::indexed(0U);</text:p>
      <text:p text:style-name="P1"></text:p>
      <text:p text:style-name="P1"><text:tab/>for (auto r=begin(__T_m); r != end(__T_m); ++r)</text:p>
      <text:p text:style-name="P1"><text:tab/><text:tab/>tetra_perm[*r].push_back(r.index());</text:p>
      <text:p text:style-name="P1"></text:p>
      <text:p text:style-name="P1"></text:p>
      <text:p text:style-name="P1"><text:tab/>// print region summary</text:p>
      <text:p text:style-name="P1"><text:tab/>size_t sum=0;</text:p>
      <text:p text:style-name="P1"><text:tab/>for(const auto&amp; v : tetra_perm | boost::adaptors::indexed(0U))</text:p>
      <text:p text:style-name="P1"><text:tab/>{</text:p>
      <text:p text:style-name="P1"><text:tab/><text:tab/>sum += v.value().size();</text:p>
      <text:p text:style-name="P1"><text:tab/><text:tab/>cout &lt;&lt; " <text:s/>Region " &lt;&lt; v.index() &lt;&lt; ": " &lt;&lt; v.value().size() &lt;&lt; " elements" &lt;&lt; endl;</text:p>
      <text:p text:style-name="P1"><text:tab/>}</text:p>
      <text:p text:style-name="P1"><text:tab/>cout &lt;&lt; "Total " &lt;&lt; sum &lt;&lt; " elements" &lt;&lt; endl;</text:p>
      <text:p text:style-name="P1">}</text:p>
      <text:p text:style-name="P1"></text:p>
      <text:p text:style-name="P1">void TetraMesh::fromBinary(const string&amp; pts,const string&amp; tetras,const string&amp; faces)</text:p>
      <text:p text:style-name="P1">{</text:p>
      <text:p text:style-name="P1"><text:s text:c="4"/>P.clear();</text:p>
      <text:p text:style-name="P1"><text:s text:c="4"/>P.resize(pts.size()/24+1);</text:p>
      <text:p text:style-name="P1"><text:s text:c="4"/>T_m.clear();</text:p>
      <text:p text:style-name="P1"><text:s text:c="4"/>T_m.resize(tetras.size()/20+1);</text:p>
      <text:p text:style-name="P1"><text:s text:c="4"/>T_p.clear();</text:p>
      <text:p text:style-name="P1"><text:s text:c="4"/>T_p.resize(tetras.size()/20+1);</text:p>
      <text:p text:style-name="P1"></text:p>
      <text:p text:style-name="P1"><text:s text:c="4"/>unsigned zeros[4]={0,0,0,0};</text:p>
      <text:p text:style-name="P1"><text:s text:c="4"/>P[0] = Point&lt;3,double&gt;();</text:p>
      <text:p text:style-name="P1"><text:s text:c="4"/>T_m[0] = 0;</text:p>
      <text:p text:style-name="P1"><text:s text:c="4"/>T_p[0] = TetraByPointID(zeros);</text:p>
      <text:p text:style-name="P1"></text:p>
      <text:p text:style-name="P1"><text:s text:c="4"/>unsigned i=1;</text:p>
      <text:p text:style-name="P1"></text:p>
      <text:p text:style-name="P1"><text:s text:c="4"/>// copy points over</text:p>
      <text:p text:style-name="P1"><text:s text:c="4"/>for(const double* p=(const double*)pts.data(); p &lt; (const double*)pts.data()+pts.size()/8; p += 3,++i)</text:p>
      <text:p text:style-name="P1"><text:s text:c="4"/>{</text:p>
      <text:p text:style-name="P1"><text:s text:c="8"/>P[i][0] = p[0];</text:p>
      <text:p text:style-name="P1"><text:s text:c="8"/>P[i][1] = p[1];</text:p>
      <text:p text:style-name="P1"><text:s text:c="8"/>P[i][2] = p[2];</text:p>
      <text:p text:style-name="P1"><text:s text:c="4"/>}</text:p>
      <text:p text:style-name="P1"></text:p>
      <text:p text:style-name="P1"><text:s text:c="4"/>i=1;</text:p>
      <text:p text:style-name="P1"><text:soft-page-break/><text:s text:c="4"/>for(const uint32_t* p=(const uint32_t*)tetras.data(); p &lt; (const uint32_t*)tetras.data()+tetras.size()/4; p += 5,++i)</text:p>
      <text:p text:style-name="P1"><text:s text:c="4"/>{</text:p>
      <text:p text:style-name="P1"><text:s text:c="8"/>T_p[i][0] = p[0];</text:p>
      <text:p text:style-name="P1"><text:s text:c="8"/>T_p[i][1] = p[1];</text:p>
      <text:p text:style-name="P1"><text:s text:c="8"/>T_p[i][2] = p[2];</text:p>
      <text:p text:style-name="P1"><text:s text:c="8"/>T_p[i][3] = p[3];</text:p>
      <text:p text:style-name="P1"><text:s text:c="8"/>T_m[i] = p[4];</text:p>
      <text:p text:style-name="P1"><text:s text:c="4"/>}</text:p>
      <text:p text:style-name="P1"><text:tab/>tetrasToFaces();</text:p>
      <text:p text:style-name="P1">}</text:p>
      <text:p text:style-name="P1"></text:p>
      <text:p text:style-name="P1"></text:p>
      <text:p text:style-name="P1"></text:p>
      <text:p text:style-name="P1">/* <text:tab/>pair&lt;unsigned id,bool flip&gt; getFaceID(m,f)</text:p>
      <text:p text:style-name="P1"></text:p>
      <text:p text:style-name="P1">Args</text:p>
      <text:p text:style-name="P1"><text:tab/>m<text:tab/><text:tab/>Map of FaceByPointID to unsigned</text:p>
      <text:p text:style-name="P1"><text:tab/>f<text:tab/><text:tab/>FaceByPointID to find</text:p>
      <text:p text:style-name="P1"></text:p>
      <text:p text:style-name="P1">Returns</text:p>
      <text:p text:style-name="P1"><text:tab/>id<text:tab/><text:tab/>Face ID</text:p>
      <text:p text:style-name="P1"><text:tab/>flip<text:tab/>True if orientation is opposite</text:p>
      <text:p text:style-name="P1">*/</text:p>
      <text:p text:style-name="P1"></text:p>
      <text:p text:style-name="P1">int TetraMesh::getFaceID(FaceByPointID f) const</text:p>
      <text:p text:style-name="P1">{</text:p>
      <text:p text:style-name="P1"><text:tab/>bool neg;</text:p>
      <text:p text:style-name="P1"></text:p>
      <text:p text:style-name="P1"><text:tab/>FaceByPointID tmpR = f.getRotateMin();</text:p>
      <text:p text:style-name="P1"></text:p>
      <text:p text:style-name="P1"><text:tab/>if ((neg = (tmpR[2] &lt; tmpR[1])))</text:p>
      <text:p text:style-name="P1"><text:tab/><text:tab/>swap(tmpR[2],tmpR[1]);</text:p>
      <text:p text:style-name="P1"></text:p>
      <text:p text:style-name="P1"><text:tab/>auto it = faceMap.find(tmpR);</text:p>
      <text:p text:style-name="P1"><text:tab/>assert(it != faceMap.end());</text:p>
      <text:p text:style-name="P1"></text:p>
      <text:p text:style-name="P1"><text:s text:c="4"/>return it == faceMap.end() ? 0 : (neg ? it-&gt;second : -it-&gt;second);</text:p>
      <text:p text:style-name="P1">}</text:p>
      <text:p text:style-name="P1"></text:p>
      <text:p text:style-name="P1"></text:p>
      <text:p text:style-name="P1">void TetraMesh::tetrasToFaces()</text:p>
      <text:p text:style-name="P1">{</text:p>
      <text:p text:style-name="P1"><text:tab/>cout &lt;&lt; "Building mesh data structures" &lt;&lt; endl;</text:p>
      <text:p text:style-name="P1"><text:tab/>Point&lt;3,double&gt; O{0.0,0.0,0.0};https://www.google.ca/search?client=ubuntu&amp;channel=fs&amp;q=ajaji+last+name&amp;ie=utf-8&amp;oe=utf-8&amp;gfe_rd=cr&amp;ei=dIRrVa77PKOC8QeVvYDQCA</text:p>
      <text:p text:style-name="P1"></text:p>
      <text:p text:style-name="P1"><text:tab/>faceMap.clear();</text:p>
      <text:p text:style-name="P1"><text:soft-page-break/><text:tab/>tetraMap.clear();</text:p>
      <text:p text:style-name="P1"></text:p>
      <text:p text:style-name="P1"><text:tab/>F.clear();</text:p>
      <text:p text:style-name="P1"><text:tab/>F_p.clear();</text:p>
      <text:p text:style-name="P1"><text:tab/>F_t.clear();</text:p>
      <text:p text:style-name="P1"></text:p>
      <text:p text:style-name="P1"><text:tab/>F.push_back(Face(O,O,O));</text:p>
      <text:p text:style-name="P1"><text:tab/>F_p.push_back(FaceByPointID(0,0,0));</text:p>
      <text:p text:style-name="P1"><text:tab/>F_t.push_back(array&lt;unsigned,2&gt;{0,0});</text:p>
      <text:p text:style-name="P1"></text:p>
      <text:p text:style-name="P1"><text:tab/>T_f = vector&lt;TetraByFaceID&gt;(T_p.size(),TetraByFaceID{0,0,0,0});</text:p>
      <text:p text:style-name="P1"></text:p>
      <text:p text:style-name="P1"><text:tab/>for(auto T : T_p | boost::adaptors::indexed(0U))</text:p>
      <text:p text:style-name="P1"><text:tab/>{</text:p>
      <text:p text:style-name="P1"><text:tab/><text:tab/>TetraByPointID IDps_sort = T.value();</text:p>
      <text:p text:style-name="P1"><text:tab/><text:tab/>boost::sort(IDps_sort);</text:p>
      <text:p text:style-name="P1"></text:p>
      <text:p text:style-name="P1"><text:s text:c="8"/>tetraMap.insert(make_pair(IDps_sort,T.index()));</text:p>
      <text:p text:style-name="P1"></text:p>
      <text:p text:style-name="P1"><text:s text:c="8"/>for(const auto&amp; perm : tetra_face_opposite_point_indices | boost::adaptors::indexed(0U))</text:p>
      <text:p text:style-name="P1"><text:s text:c="8"/>{</text:p>
      <text:p text:style-name="P1"><text:s text:c="8"/><text:tab/>FaceByPointID Ft(</text:p>
      <text:p text:style-name="P1"><text:s text:c="8"/><text:tab/><text:tab/><text:tab/>IDps_sort[perm.value().faceidx[0]],</text:p>
      <text:p text:style-name="P1"><text:s text:c="8"/><text:tab/><text:tab/><text:tab/>IDps_sort[perm.value().faceidx[1]],</text:p>
      <text:p text:style-name="P1"><text:s text:c="8"/><text:tab/><text:tab/><text:tab/>IDps_sort[perm.value().faceidx[2]]);</text:p>
      <text:p text:style-name="P1"></text:p>
      <text:p text:style-name="P1"><text:s text:c="8"/><text:tab/>auto p = faceMap.insert(make_pair(Ft,F.size()));</text:p>
      <text:p text:style-name="P1"></text:p>
      <text:p text:style-name="P1"><text:s text:c="8"/><text:tab/>if(p.second)<text:tab/><text:tab/><text:tab/>// new tuple inserted; ensure face is such that opposite point is above face</text:p>
      <text:p text:style-name="P1"><text:s text:c="8"/><text:tab/>{</text:p>
      <text:p text:style-name="P1"><text:s text:c="8"/><text:tab/><text:tab/>F.push_back(Face(P[Ft[0]], P[Ft[1]], P[Ft[2]]));</text:p>
      <text:p text:style-name="P1"></text:p>
      <text:p text:style-name="P1"><text:s text:c="8"/><text:tab/><text:tab/>if (F.back().pointHeight(P[IDps_sort[perm.value().oppidx]]) &lt; 0)</text:p>
      <text:p text:style-name="P1"><text:s text:c="8"/><text:tab/><text:tab/><text:tab/>F.back().flip();</text:p>
      <text:p text:style-name="P1"><text:s text:c="8"/><text:tab/><text:tab/>F_t.push_back(array&lt;unsigned,2&gt;{(unsigned)T.index(),0});</text:p>
      <text:p text:style-name="P1"><text:s text:c="8"/><text:tab/><text:tab/>F_p.push_back(Ft);</text:p>
      <text:p text:style-name="P1"><text:s text:c="8"/><text:tab/><text:tab/>T_f[T.index()][perm.index()] = p.first-&gt;second;<text:tab/><text:tab/><text:tab/>// link the tetra to the face</text:p>
      <text:p text:style-name="P1"><text:s text:c="8"/><text:tab/>}</text:p>
      <text:p text:style-name="P1"><text:s text:c="8"/><text:tab/>else<text:tab/><text:tab/><text:tab/><text:tab/>// already exists -&gt; up-face already assigned -&gt; this is down-face</text:p>
      <text:p text:style-name="P1"><text:s text:c="8"/><text:tab/>{</text:p>
      <text:p text:style-name="P1"><text:s text:c="8"/><text:tab/><text:tab/>F_t[p.first-&gt;second][1] = T.index();</text:p>
      <text:p text:style-name="P1"><text:s text:c="8"/><text:tab/><text:tab/>T_f[T.index()][perm.index()] = -p.first-&gt;second;<text:tab/><text:tab/><text:tab/>// link the tetra to the face</text:p>
      <text:p text:style-name="P1"><text:s text:c="8"/><text:tab/>}</text:p>
      <text:p text:style-name="P1"><text:s text:c="8"/>}</text:p>
      <text:p text:style-name="P1"><text:tab/>}</text:p>
      <text:p text:style-name="P1"></text:p>
      <text:p text:style-name="P1"><text:soft-page-break/><text:tab/>unsigned Nf_surf = boost::size(F_t</text:p>
      <text:p text:style-name="P1"><text:tab/><text:tab/><text:tab/>| boost::adaptors::filtered([](array&lt;unsigned,2&gt; i){ return i[1]==0; }));</text:p>
      <text:p text:style-name="P1"></text:p>
      <text:p text:style-name="P1"><text:tab/>cout &lt;&lt; "New mesh construction: " &lt;&lt; P.size() &lt;&lt; " points, " &lt;&lt; T_p.size() &lt;&lt; " tetras, " &lt;&lt; faceMap.size() &lt;&lt;</text:p>
      <text:p text:style-name="P1"><text:tab/><text:tab/><text:tab/>" faces (" &lt;&lt; Nf_surf &lt;&lt; " surface)" &lt;&lt; endl;</text:p>
      <text:p text:style-name="P1"></text:p>
      <text:p text:style-name="P1"><text:tab/>assert(T_p.size() == T_f.size());</text:p>
      <text:p text:style-name="P1"></text:p>
      <text:p text:style-name="P1"></text:p>
      <text:p text:style-name="P1"><text:tab/>// stable partition to place all surface faces first</text:p>
      <text:p text:style-name="P1">//<text:tab/>vector&lt;NewFaceDef&gt;::const_iterator end_surf = boost::stable_partition(faces,[](const NewFaceDef&amp; f){ return f.IDts[1] == 0; });</text:p>
      <text:p text:style-name="P1">//<text:tab/>unsigned Nfsurf = end_surf-faces.cbegin();</text:p>
      <text:p text:style-name="P1"></text:p>
      <text:p text:style-name="P1"><text:tab/>// create vector to permute back to "old-style" FullMonte ordering</text:p>
      <text:p text:style-name="P1">//<text:tab/>vector&lt;unsigned&gt; perm(faceMap.size());</text:p>
      <text:p text:style-name="P1">//</text:p>
      <text:p text:style-name="P1">//<text:tab/>boost::copy(</text:p>
      <text:p text:style-name="P1">//<text:tab/><text:tab/><text:tab/>boost::counting_range(0U,(unsigned)(faceMap.size())),</text:p>
      <text:p text:style-name="P1">//<text:tab/><text:tab/><text:tab/>perm.begin());</text:p>
      <text:p text:style-name="P1"></text:p>
      <text:p text:style-name="P1"><text:tab/>//checkFaces();</text:p>
      <text:p text:style-name="P1"></text:p>
      <text:p text:style-name="P1"><text:tab/>tetras = makeKernelTetras();</text:p>
      <text:p text:style-name="P1">}</text:p>
      <text:p text:style-name="P1"></text:p>
      <text:p text:style-name="P1"></text:p>
      <text:p text:style-name="P1">/** Converts the TetraMesh representation to the packed data structures used by the kernel</text:p>
      <text:p text:style-name="P1"><text:s/>*</text:p>
      <text:p text:style-name="P1"><text:s/>*/</text:p>
      <text:p text:style-name="P1"></text:p>
      <text:p text:style-name="P1">vector&lt;Tetra&gt; TetraMesh::makeKernelTetras() const</text:p>
      <text:p text:style-name="P1">{</text:p>
      <text:p text:style-name="P1"><text:tab/>vector&lt;Tetra&gt; T(T_p.size());</text:p>
      <text:p text:style-name="P1"></text:p>
      <text:p text:style-name="P1"><text:tab/>assert(T.size() <text:s text:c="2"/>== T_p.size());</text:p>
      <text:p text:style-name="P1"><text:tab/>assert(T_f.size() == T_p.size());</text:p>
      <text:p text:style-name="P1"><text:tab/>assert(T_m.size() == T_p.size());</text:p>
      <text:p text:style-name="P1"></text:p>
      <text:p text:style-name="P1"><text:tab/>assert(F.size() == F_p.size());</text:p>
      <text:p text:style-name="P1"><text:tab/>assert(F_t.size() == F_p.size());</text:p>
      <text:p text:style-name="P1"></text:p>
      <text:p text:style-name="P1"><text:tab/>auto __T : T | boost::adaptors::indexed(0U);</text:p>
      <text:p text:style-name="P1"><text:tab/>for(auto tet : T | boost::adaptors::indexed(0U))</text:p>
      <text:p text:style-name="P1"><text:tab/>{</text:p>
      <text:p text:style-name="P1"><text:tab/><text:tab/>tet.value().IDfs <text:s/>= T_f[tet.index()];</text:p>
      <text:p text:style-name="P1"><text:tab/><text:tab/>tet.value().matID = T_m[tet.index()];</text:p>
      <text:p text:style-name="P1"></text:p>
      <text:p text:style-name="P1"><text:soft-page-break/><text:tab/><text:tab/>UnitVector&lt;3,double&gt; n[4];</text:p>
      <text:p text:style-name="P1"><text:tab/><text:tab/>double C[4];</text:p>
      <text:p text:style-name="P1"></text:p>
      <text:p text:style-name="P1"><text:tab/><text:tab/>for(unsigned i=0; i&lt;4; ++i)</text:p>
      <text:p text:style-name="P1"><text:tab/><text:tab/>{</text:p>
      <text:p text:style-name="P1"><text:tab/><text:tab/><text:tab/>int IDf = tet.value().IDfs[i];https://www.google.ca/search?client=ubuntu&amp;channel=fs&amp;q=ajaji+last+name&amp;ie=utf-8&amp;oe=utf-8&amp;gfe_rd=cr&amp;ei=dIRrVa77PKOC8QeVvYDQCA</text:p>
      <text:p text:style-name="P1"></text:p>
      <text:p text:style-name="P1"><text:tab/><text:tab/><text:tab/>if (IDf &lt; 0)</text:p>
      <text:p text:style-name="P1"><text:tab/><text:tab/><text:tab/>{</text:p>
      <text:p text:style-name="P1"><text:tab/><text:tab/><text:tab/><text:tab/>IDf = -IDf;</text:p>
      <text:p text:style-name="P1"><text:tab/><text:tab/><text:tab/><text:tab/>n[i] = -F[IDf].getNormal();</text:p>
      <text:p text:style-name="P1"><text:tab/><text:tab/><text:tab/><text:tab/>C[i] = -F[IDf].getConstant();</text:p>
      <text:p text:style-name="P1"><text:tab/><text:tab/><text:tab/>}</text:p>
      <text:p text:style-name="P1"><text:tab/><text:tab/><text:tab/>else</text:p>
      <text:p text:style-name="P1"><text:tab/><text:tab/><text:tab/>{</text:p>
      <text:p text:style-name="P1"><text:tab/><text:tab/><text:tab/><text:tab/>n[i] = F[IDf].getNormal();</text:p>
      <text:p text:style-name="P1"><text:tab/><text:tab/><text:tab/><text:tab/>C[i] = F[IDf].getConstant();</text:p>
      <text:p text:style-name="P1"><text:tab/><text:tab/><text:tab/>}</text:p>
      <text:p text:style-name="P1"></text:p>
      <text:p text:style-name="P1"><text:tab/><text:tab/><text:tab/>assert(IDf &gt;= 0);</text:p>
      <text:p text:style-name="P1"><text:tab/><text:tab/><text:tab/>array&lt;unsigned,2&gt; IDts_adj = F_t[IDf];</text:p>
      <text:p text:style-name="P1"></text:p>
      <text:p text:style-name="P1"><text:tab/><text:tab/><text:tab/>assert(IDts_adj[0] == tet.index() || IDts_adj[1] == tet.index() || tet.index()==0);</text:p>
      <text:p text:style-name="P1"><text:tab/><text:tab/><text:tab/>assert(IDts_adj[0] &gt;= 0 &amp;&amp; IDts_adj[1] &gt;= 0);</text:p>
      <text:p text:style-name="P1"></text:p>
      <text:p text:style-name="P1"><text:tab/><text:tab/><text:tab/>if (IDts_adj[0] == tet.index())</text:p>
      <text:p text:style-name="P1"><text:tab/><text:tab/><text:tab/><text:tab/>tet.value().adjTetras[i] = IDts_adj[1];</text:p>
      <text:p text:style-name="P1"><text:tab/><text:tab/><text:tab/>else if (IDts_adj[1] == tet.index())</text:p>
      <text:p text:style-name="P1"><text:tab/><text:tab/><text:tab/><text:tab/>tet.value().adjTetras[i] = IDts_adj[0];</text:p>
      <text:p text:style-name="P1"><text:tab/><text:tab/><text:tab/>else</text:p>
      <text:p text:style-name="P1"><text:tab/><text:tab/><text:tab/><text:tab/>assert(tet.index()==0);</text:p>
      <text:p text:style-name="P1"><text:tab/><text:tab/>}</text:p>
      <text:p text:style-name="P1"></text:p>
      <text:p text:style-name="P1"><text:tab/><text:tab/>tet.value().nx=_mm_setr_ps(n[0][0],n[1][0],n[2][0],n[3][0]);</text:p>
      <text:p text:style-name="P1"><text:tab/><text:tab/>tet.value().ny=_mm_setr_ps(n[0][1],n[1][1],n[2][1],n[3][1]);</text:p>
      <text:p text:style-name="P1"><text:tab/><text:tab/>tet.value().nz=_mm_setr_ps(n[0][2],n[1][2],n[2][2],n[3][2]);</text:p>
      <text:p text:style-name="P1"><text:tab/><text:tab/>tet.value().C =_mm_setr_ps(C[0],C[1],C[2],C[3]);</text:p>
      <text:p text:style-name="P1"><text:tab/>}</text:p>
      <text:p text:style-name="P1"></text:p>
      <text:p text:style-name="P1"><text:tab/>return T;</text:p>
      <text:p text:style-name="P1">}</text:p>
      <text:p text:style-name="P1"></text:p>
      <text:p text:style-name="P1"></text:p>
      <text:p text:style-name="P1"></text:p>
      <text:p text:style-name="P1">// checks validity of TetraMesh construct</text:p>
      <text:p text:style-name="P1">bool TetraMesh::checkValid() const</text:p>
      <text:p text:style-name="P1">{</text:p>
      <text:p text:style-name="P1"><text:soft-page-break/><text:tab/>bool valid=true;</text:p>
      <text:p text:style-name="P1"></text:p>
      <text:p text:style-name="P1"><text:tab/>valid &amp;= TetraMeshBase::checkValid();</text:p>
      <text:p text:style-name="P1"></text:p>
      <text:p text:style-name="P1"><text:tab/>// TODO: more checks here</text:p>
      <text:p text:style-name="P1"><text:tab/>return valid;</text:p>
      <text:p text:style-name="P1">}</text:p>
      <text:p text:style-name="P1"></text:p>
      <text:p text:style-name="P1">bool TetraMesh::checkFaces() const</text:p>
      <text:p text:style-name="P1">{</text:p>
      <text:p text:style-name="P1"><text:tab/>bool status_ok=true;</text:p>
      <text:p text:style-name="P1"><text:tab/>unsigned i=1;</text:p>
      <text:p text:style-name="P1"><text:tab/>for(vector&lt;TetraByPointID&gt;::const_iterator it=T_p.begin()+1; it != T_p.end(); ++it,++i){</text:p>
      <text:p text:style-name="P1"><text:tab/><text:tab/>for(int j=0;j&lt;4;++j)</text:p>
      <text:p text:style-name="P1"><text:tab/><text:tab/>{</text:p>
      <text:p text:style-name="P1"><text:tab/><text:tab/><text:tab/>unsigned pID = (*it)[tetra_face_opposite_point_indices[j].oppidx];</text:p>
      <text:p text:style-name="P1"><text:tab/><text:tab/><text:tab/>Point&lt;3,double&gt; pt=P[pID];</text:p>
      <text:p text:style-name="P1"><text:tab/><text:tab/><text:tab/>int f=T_f[i][j];</text:p>
      <text:p text:style-name="P1"><text:tab/><text:tab/><text:tab/>double h;</text:p>
      <text:p text:style-name="P1"><text:tab/><text:tab/><text:tab/>if ((h=(f&lt;0?-1:1)*F[abs(f)].pointHeight(pt)) &lt; 0){</text:p>
      <text:p text:style-name="P1"><text:tab/><text:tab/><text:tab/><text:tab/>status_ok=false;</text:p>
      <text:p text:style-name="P1"><text:tab/><text:tab/><text:tab/><text:tab/>cout &lt;&lt; "Error: height of opposite point to face " &lt;&lt; f &lt;&lt; " on tetrahedron " &lt;&lt; i &lt;&lt; " is negative (" &lt;&lt; h &lt;&lt; ")" &lt;&lt; endl;</text:p>
      <text:p text:style-name="P1"><text:tab/><text:tab/><text:tab/>}</text:p>
      <text:p text:style-name="P1"><text:tab/><text:tab/>}</text:p>
      <text:p text:style-name="P1"><text:tab/>}</text:p>
      <text:p text:style-name="P1"><text:tab/>return status_ok;</text:p>
      <text:p text:style-name="P1">}</text:p>
      <text:p text:style-name="P1"></text:p>
      <text:p text:style-name="P1"></text:p>
      <text:p text:style-name="P1">// Very naive search to find closest point</text:p>
      <text:p text:style-name="P1">unsigned TetraMesh::findNearestPoint(const Point&lt;3,double&gt;&amp; p) const</text:p>
      <text:p text:style-name="P1">{</text:p>
      <text:p text:style-name="P1"><text:tab/>double d2=numeric_limits&lt;double&gt;::infinity(),t;</text:p>
      <text:p text:style-name="P1"><text:tab/>unsigned id=0,c=1;</text:p>
      <text:p text:style-name="P1"></text:p>
      <text:p text:style-name="P1"><text:tab/>for(vector&lt;Point&lt;3,double&gt; &gt;::const_iterator it=P.begin()+1; it != P.end(); ++it,++c)</text:p>
      <text:p text:style-name="P1"><text:tab/>{</text:p>
      <text:p text:style-name="P1"><text:tab/><text:tab/>if ((t=norm2_l2(Vector&lt;3,double&gt;(*it,p))) &lt; d2)</text:p>
      <text:p text:style-name="P1"><text:tab/><text:tab/>{</text:p>
      <text:p text:style-name="P1"><text:tab/><text:tab/><text:tab/>d2 = t;</text:p>
      <text:p text:style-name="P1"><text:tab/><text:tab/><text:tab/>id = c;</text:p>
      <text:p text:style-name="P1"><text:tab/><text:tab/>}</text:p>
      <text:p text:style-name="P1"><text:tab/>}</text:p>
      <text:p text:style-name="P1"><text:tab/>return id;</text:p>
      <text:p text:style-name="P1">}</text:p>
      <text:p text:style-name="P1"></text:p>
      <text:p text:style-name="P1">unsigned TetraMesh::findEnclosingTetra(const Point&lt;3,double&gt;&amp; p) const</text:p>
      <text:p text:style-name="P1">{</text:p>
      <text:p text:style-name="P1"><text:soft-page-break/><text:tab/>const float f[4]{ (float)p[0], (float)p[1], (float)p[2], 0.0 };</text:p>
      <text:p text:style-name="P1"><text:tab/>__m128 pv = _mm_load_ps(f);</text:p>
      <text:p text:style-name="P1"><text:tab/>unsigned N=0,IDt=0;</text:p>
      <text:p text:style-name="P1"></text:p>
      <text:p text:style-name="P1"><text:tab/>for(unsigned i=1;i&lt;tetras.size(); ++i)</text:p>
      <text:p text:style-name="P1"><text:tab/><text:tab/>if (tetras[i].pointWithin(pv))</text:p>
      <text:p text:style-name="P1"><text:tab/><text:tab/>{</text:p>
      <text:p text:style-name="P1"><text:tab/><text:tab/><text:tab/>IDt=i;</text:p>
      <text:p text:style-name="P1"><text:tab/><text:tab/><text:tab/>++N;</text:p>
      <text:p text:style-name="P1"><text:tab/><text:tab/><text:tab/>cout &lt;&lt; "Enclosed by tetra " &lt;&lt; i &lt;&lt; endl;</text:p>
      <text:p text:style-name="P1"><text:tab/><text:tab/>}</text:p>
      <text:p text:style-name="P1"></text:p>
      <text:p text:style-name="P1"><text:tab/>if (IDt == 0)</text:p>
      <text:p text:style-name="P1"><text:tab/><text:tab/>cerr &lt;&lt; "Error: no enclosing tetra!" &lt;&lt; endl;</text:p>
      <text:p text:style-name="P1"><text:tab/>else if (N == 1)</text:p>
      <text:p text:style-name="P1"><text:tab/><text:tab/>cout &lt;&lt; "Single tetra only" &lt;&lt; endl;</text:p>
      <text:p text:style-name="P1"><text:tab/>else if (N &gt; 1)</text:p>
      <text:p text:style-name="P1"><text:tab/><text:tab/>cerr &lt;&lt; "Warning: enclosed by " &lt;&lt; N &lt;&lt; " tetras" &lt;&lt; endl;</text:p>
      <text:p text:style-name="P1"><text:tab/>return IDt;</text:p>
      <text:p text:style-name="P1">}</text:p>
      <text:p text:style-name="P1"></text:p>
      <text:p text:style-name="P1">// verifies that a point is within the specified tetrahedron</text:p>
      <text:p text:style-name="P1">bool Tetra::pointWithin(__m128 p) const</text:p>
      <text:p text:style-name="P1">{</text:p>
      <text:p text:style-name="P1"><text:s text:c="4"/>// compute p (dot) n_i minus C_i for i in [0,3]</text:p>
      <text:p text:style-name="P1"><text:s text:c="4"/>__m128 dot = <text:s text:c="8"/>_mm_mul_ps(nx,_mm_shuffle_ps(p,p,_MM_SHUFFLE(0,0,0,0)));</text:p>
      <text:p text:style-name="P1"><text:s text:c="4"/>dot = _mm_add_ps(dot,_mm_mul_ps(ny,_mm_shuffle_ps(p,p,_MM_SHUFFLE(1,1,1,1))));</text:p>
      <text:p text:style-name="P1"><text:s text:c="4"/>dot = _mm_add_ps(dot,_mm_mul_ps(nz,_mm_shuffle_ps(p,p,_MM_SHUFFLE(2,2,2,2))));</text:p>
      <text:p text:style-name="P1"><text:s text:c="4"/>dot = _mm_sub_ps(dot,C);</text:p>
      <text:p text:style-name="P1"></text:p>
      <text:p text:style-name="P1"><text:s text:c="4"/>return _mm_movemask_ps(dot) == 0;</text:p>
      <text:p text:style-name="P1">}</text:p>
      <text:p text:style-name="P1">//</text:p>
      <text:p text:style-name="P1">//StepResult Tetra::getIntersection(__m128 p,__m128 d,__m128 s) const</text:p>
      <text:p text:style-name="P1">//{</text:p>
      <text:p text:style-name="P1">// <text:s text:c="3"/>StepResult result;</text:p>
      <text:p text:style-name="P1">//</text:p>
      <text:p text:style-name="P1">// <text:s text:c="3"/>result.idx=-1;</text:p>
      <text:p text:style-name="P1">//</text:p>
      <text:p text:style-name="P1">// <text:s text:c="3"/>s = _mm_shuffle_ps(s,s,_MM_SHUFFLE(0,0,0,0));</text:p>
      <text:p text:style-name="P1">//</text:p>
      <text:p text:style-name="P1">// <text:s text:c="3"/>// calculate dot = n (dot) d, height = n (dot) p - C</text:p>
      <text:p text:style-name="P1">// <text:s text:c="3"/>__m128 dot <text:s text:c="3"/>= <text:s text:c="12"/>_mm_mul_ps(nx,_mm_shuffle_ps(d,d,_MM_SHUFFLE(0,0,0,0)));</text:p>
      <text:p text:style-name="P1">// <text:s text:c="3"/>__m128 h1 = <text:s text:c="12"/>_mm_mul_ps(nx,_mm_shuffle_ps(p,p,_MM_SHUFFLE(0,0,0,0)));</text:p>
      <text:p text:style-name="P1">//</text:p>
      <text:p text:style-name="P1">// <text:s text:c="3"/>dot <text:s text:c="3"/>= _mm_add_ps(dot, <text:s text:c="3"/>_mm_mul_ps(ny,_mm_shuffle_ps(d,d,_MM_SHUFFLE(1,1,1,1))));</text:p>
      <text:p text:style-name="P1">// <text:s text:c="3"/>h1 = _mm_add_ps(h1, _mm_mul_ps(ny,_mm_shuffle_ps(p,p,_MM_SHUFFLE(1,1,1,1))));</text:p>
      <text:p text:style-name="P1">//</text:p>
      <text:p text:style-name="P1">// <text:s text:c="3"/>dot <text:s text:c="3"/>= _mm_add_ps(dot, <text:s text:c="3"/>_mm_mul_ps(nz,_mm_shuffle_ps(d,d,_MM_SHUFFLE(2,2,2,2))));</text:p>
      <text:p text:style-name="P1"><text:soft-page-break/>// <text:s text:c="3"/>h1 = _mm_add_ps(h1, _mm_mul_ps(nz,_mm_shuffle_ps(p,p,_MM_SHUFFLE(2,2,2,2))));</text:p>
      <text:p text:style-name="P1">//</text:p>
      <text:p text:style-name="P1">// <text:s text:c="3"/>// height (=C - p dot n) should be negative if inside tetra, may occasionally be (small) positive due to numerical error</text:p>
      <text:p text:style-name="P1">// <text:s text:c="3"/>// dot negative means facing outwards</text:p>
      <text:p text:style-name="P1">// <text:s text:c="3"/>h1 = _mm_sub_ps(C,h1);</text:p>
      <text:p text:style-name="P1">//</text:p>
      <text:p text:style-name="P1">//</text:p>
      <text:p text:style-name="P1">// <text:s text:c="3"/>// dist = height/dot</text:p>
      <text:p text:style-name="P1">// <text:s text:c="3"/>__m128 dist = _mm_div_ps(h1,dot);</text:p>
      <text:p text:style-name="P1">//</text:p>
      <text:p text:style-name="P1">//// <text:s/>selects dist where dist&gt;0 and dot&lt;0 (facing outwards), s otherwise</text:p>
      <text:p text:style-name="P1">// <text:s text:c="3"/>// very, very rarely ( &lt; 1e-8? ) gives an error where no intersection is found</text:p>
      <text:p text:style-name="P1">// <text:s text:c="3"/>// used to be s below instead of infinity - would return at most s; gave wrong nearest-face results though</text:p>
      <text:p text:style-name="P1">// <text:s text:c="3"/>// dist = _mm_blendv_ps(a,b,mask)</text:p>
      <text:p text:style-name="P1">// <text:s text:c="3"/>// <text:s/>dist_i = (mask_i &amp; 0x80000000) ? b_i : a_i;</text:p>
      <text:p text:style-name="P1">// <text:s text:c="3"/>dist = _mm_blendv_ps(_mm_set1_ps(std::numeric_limits&lt;float&gt;::infinity()),dist,_mm_and_ps(_mm_cmpgt_ps(dist,_mm_setzero_ps()),dot));</text:p>
      <text:p text:style-name="P1">//</text:p>
      <text:p text:style-name="P1">// <text:s text:c="3"/>// at most three of the dot products should be negative</text:p>
      <text:p text:style-name="P1">// <text:s text:c="3"/>// ideally none of the heights should be negative (assuming we're in the tetra)</text:p>
      <text:p text:style-name="P1">//</text:p>
      <text:p text:style-name="P1">// <text:s text:c="3"/>// <text:s text:c="5"/>height <text:s/>dot <text:s text:c="4"/>h/dot <text:s text:c="2"/>meaning</text:p>
      <text:p text:style-name="P1">// <text:s text:c="3"/>// <text:s text:c="5"/>+ <text:s text:c="6"/>+ <text:s text:c="6"/>+ <text:s text:c="6"/>OK: inside, facing away (no possible intersection)</text:p>
      <text:p text:style-name="P1">// <text:s text:c="3"/>// <text:s text:c="5"/>+ <text:s text:c="6"/>- <text:s text:c="6"/>- <text:s text:c="6"/>OK: inside, facing towards (intersection possible)</text:p>
      <text:p text:style-name="P1">// <text:s text:c="3"/>// <text:s text:c="5"/>- <text:s text:c="6"/>+ <text:s text:c="6"/>- <text:s text:c="6"/>OK: outside, facing in (this is the entry face with roundoff error, no possible intersection)</text:p>
      <text:p text:style-name="P1">// <text:s text:c="3"/>// <text:s text:c="5"/>- <text:s text:c="6"/>- <text:s text:c="6"/>+ <text:s text:c="6"/>ERROR: outside, facing out (problem!! this must be the entry face, but exiting!)</text:p>
      <text:p text:style-name="P1">//</text:p>
      <text:p text:style-name="P1">// <text:s text:c="3"/>// require p dot n - C &gt; 0 (above face) and d dot n &lt; 0</text:p>
      <text:p text:style-name="P1">//</text:p>
      <text:p text:style-name="P1">// <text:s text:c="3"/>pair&lt;unsigned,__m128&gt; min_idx_val = getMinIndex4p(dist);</text:p>
      <text:p text:style-name="P1">//</text:p>
      <text:p text:style-name="P1">// <text:s text:c="3"/>result.hit = _mm_ucomilt_ss(min_idx_val.second,s);</text:p>
      <text:p text:style-name="P1">//</text:p>
      <text:p text:style-name="P1">//</text:p>
      <text:p text:style-name="P1">// <text:s text:c="3"/>result.IDfe = IDfs[min_idx_val.first&amp;3];</text:p>
      <text:p text:style-name="P1">// <text:s text:c="3"/>result.IDte = adjTetras[min_idx_val.first&amp;3];</text:p>
      <text:p text:style-name="P1">// <text:s text:c="3"/>result.idx = min_idx_val.first;<text:tab/><text:tab/><text:tab/><text:tab/><text:tab/>// will be 4 if no min found</text:p>
      <text:p text:style-name="P1">// <text:s text:c="3"/>result.distance=_mm_min_ps(min_idx_val.second,s);</text:p>
      <text:p text:style-name="P1">// <text:s text:c="3"/>result.Pe = _mm_add_ps(p,_mm_mul_ps(d,result.distance));</text:p>
      <text:p text:style-name="P1">//</text:p>
      <text:p text:style-name="P1">// <text:s text:c="3"/>return result;</text:p>
      <text:p text:style-name="P1">//}</text:p>
      <text:p text:style-name="P1"></text:p>
      <text:p text:style-name="P1">// check linear combination of points to verify we're within tetra</text:p>
      <text:p text:style-name="P1"><text:soft-page-break/>// <text:s text:c="2"/>used only for testing, very slow</text:p>
      <text:p text:style-name="P1">bool TetraMesh::isWithinByPoints(int tID,const Point&lt;3,double&gt;&amp; p) const</text:p>
      <text:p text:style-name="P1">{</text:p>
      <text:p text:style-name="P1"><text:s text:c="4"/>float M[3][4];</text:p>
      <text:p text:style-name="P1"><text:s text:c="4"/>const Point&lt;3,double&gt; &amp;A=P[T_p[tID][0]], &amp;B=P[T_p[tID][1]], &amp;C=P[T_p[tID][2]], &amp;D=P[T_p[tID][3]];</text:p>
      <text:p text:style-name="P1"><text:s text:c="4"/>Vector&lt;3,double&gt; e[3];</text:p>
      <text:p text:style-name="P1"></text:p>
      <text:p text:style-name="P1"><text:s text:c="4"/>// calculate edge vectors</text:p>
      <text:p text:style-name="P1"><text:s text:c="4"/>e[0]=B-A;</text:p>
      <text:p text:style-name="P1"><text:s text:c="4"/>e[1]=C-A;</text:p>
      <text:p text:style-name="P1"><text:s text:c="4"/>e[2]=D-A;</text:p>
      <text:p text:style-name="P1"></text:p>
      <text:p text:style-name="P1"><text:s text:c="4"/>// build basis matrix for tetra</text:p>
      <text:p text:style-name="P1"><text:s text:c="4"/>M[0][0] = e[0][0];</text:p>
      <text:p text:style-name="P1"><text:s text:c="4"/>M[1][0] = e[0][1];</text:p>
      <text:p text:style-name="P1"><text:s text:c="4"/>M[2][0] = e[0][2];</text:p>
      <text:p text:style-name="P1"><text:s text:c="4"/>M[0][3] = p[0]-A[0];</text:p>
      <text:p text:style-name="P1"></text:p>
      <text:p text:style-name="P1"><text:s text:c="4"/>M[0][1] = e[1][0];</text:p>
      <text:p text:style-name="P1"><text:s text:c="4"/>M[1][1] = e[1][1];</text:p>
      <text:p text:style-name="P1"><text:s text:c="4"/>M[2][1] = e[1][2];</text:p>
      <text:p text:style-name="P1"><text:s text:c="4"/>M[1][3] = p[1]-A[1];</text:p>
      <text:p text:style-name="P1"></text:p>
      <text:p text:style-name="P1"><text:s text:c="4"/>M[0][2] = e[2][0];</text:p>
      <text:p text:style-name="P1"><text:s text:c="4"/>M[1][2] = e[2][1];</text:p>
      <text:p text:style-name="P1"><text:s text:c="4"/>M[2][2] = e[2][2];</text:p>
      <text:p text:style-name="P1"><text:s text:c="4"/>M[2][3] = p[2]-A[2];</text:p>
      <text:p text:style-name="P1"></text:p>
      <text:p text:style-name="P1"><text:s text:c="4"/>double c;</text:p>
      <text:p text:style-name="P1"></text:p>
      <text:p text:style-name="P1"><text:s text:c="4"/>// eliminate</text:p>
      <text:p text:style-name="P1"><text:s text:c="4"/>for(unsigned i=0;i&lt;3;++i)</text:p>
      <text:p text:style-name="P1"><text:s text:c="4"/>{</text:p>
      <text:p text:style-name="P1"><text:s text:c="8"/>// subtract rows above</text:p>
      <text:p text:style-name="P1"><text:s text:c="8"/>for(unsigned j=0;j&lt;i;++j)</text:p>
      <text:p text:style-name="P1"><text:s text:c="8"/>{</text:p>
      <text:p text:style-name="P1"><text:s text:c="12"/>c=M[i][j];</text:p>
      <text:p text:style-name="P1"><text:s text:c="12"/>for(unsigned k=0;k&lt;4;++k)</text:p>
      <text:p text:style-name="P1"><text:s text:c="16"/>M[i][k] -= c*M[j][k];</text:p>
      <text:p text:style-name="P1"><text:s text:c="8"/>}</text:p>
      <text:p text:style-name="P1"></text:p>
      <text:p text:style-name="P1"><text:s text:c="8"/>// normalize the row</text:p>
      <text:p text:style-name="P1"><text:s text:c="8"/>c=M[i][i];</text:p>
      <text:p text:style-name="P1"><text:s text:c="8"/>for(unsigned j=i;j&lt;4;++j)</text:p>
      <text:p text:style-name="P1"><text:s text:c="12"/>M[i][j] /= c;</text:p>
      <text:p text:style-name="P1"><text:s text:c="4"/>}</text:p>
      <text:p text:style-name="P1"></text:p>
      <text:p text:style-name="P1"><text:s text:c="4"/>// backsub</text:p>
      <text:p text:style-name="P1"><text:soft-page-break/><text:s text:c="4"/>for(int i=1;i&gt;=0;--i)</text:p>
      <text:p text:style-name="P1"><text:s text:c="8"/>for(unsigned j=i+1;j&lt;3;++j)</text:p>
      <text:p text:style-name="P1"><text:s text:c="8"/>{</text:p>
      <text:p text:style-name="P1"><text:s text:c="12"/>c=M[i][j];</text:p>
      <text:p text:style-name="P1"><text:s text:c="12"/>for(unsigned k=0;k&lt;4;++k)</text:p>
      <text:p text:style-name="P1"><text:s text:c="16"/>M[i][k] -= c*M[j][k];</text:p>
      <text:p text:style-name="P1"><text:s text:c="8"/>}</text:p>
      <text:p text:style-name="P1"></text:p>
      <text:p text:style-name="P1"><text:s text:c="4"/>float coeff[4];</text:p>
      <text:p text:style-name="P1"><text:s text:c="4"/>coeff[0]=1.0;</text:p>
      <text:p text:style-name="P1"></text:p>
      <text:p text:style-name="P1"><text:s text:c="4"/>for(unsigned i=1;i&lt;4;++i)</text:p>
      <text:p text:style-name="P1"><text:s text:c="4"/>{</text:p>
      <text:p text:style-name="P1"><text:s text:c="8"/>coeff[i]=M[i-1][3];</text:p>
      <text:p text:style-name="P1"><text:s text:c="8"/>coeff[0] -= coeff[i];</text:p>
      <text:p text:style-name="P1"><text:s text:c="4"/>}</text:p>
      <text:p text:style-name="P1"></text:p>
      <text:p text:style-name="P1"><text:s text:c="4"/>printf("Coeffs are: %9.5f %9.5f %9.5f %9.5f ",coeff[0],coeff[1],coeff[2],coeff[3]);</text:p>
      <text:p text:style-name="P1"></text:p>
      <text:p text:style-name="P1"><text:s text:c="4"/>bool within=true,onedge=false;</text:p>
      <text:p text:style-name="P1"></text:p>
      <text:p text:style-name="P1"><text:s text:c="4"/>for(unsigned i=0;i&lt;4;++i)</text:p>
      <text:p text:style-name="P1"><text:s text:c="4"/>{</text:p>
      <text:p text:style-name="P1"><text:s text:c="8"/>within &amp;= (coeff[i] &gt; -1e-4) &amp; (coeff[i] &lt; 1+1e-4);</text:p>
      <text:p text:style-name="P1"><text:s text:c="8"/>onedge |= (abs(coeff[i]) &lt; 1e-4);</text:p>
      <text:p text:style-name="P1"><text:s text:c="4"/>}</text:p>
      <text:p text:style-name="P1"></text:p>
      <text:p text:style-name="P1"><text:s text:c="4"/>cout &lt;&lt; " - " &lt;&lt; (within ? (onedge ? "on edge" : "within") : "OUTSIDE") &lt;&lt; endl;</text:p>
      <text:p text:style-name="P1"></text:p>
      <text:p text:style-name="P1"><text:s text:c="4"/>return within;</text:p>
      <text:p text:style-name="P1">}</text:p>
      <text:p text:style-name="P1"></text:p>
      <text:p text:style-name="P1">// get the surface element hit by an incoming ray</text:p>
      <text:p text:style-name="P1"></text:p>
      <text:p text:style-name="P1">// alg needs improvement; currently scans all boundary faces</text:p>
      <text:p text:style-name="P1">// returns a pair of &lt;tetraID,faceID&gt;</text:p>
      <text:p text:style-name="P1">//pair&lt;pair&lt;unsigned,int&gt;,Point&lt;3,double&gt; &gt; TetraMesh::getSurfaceElement(const Ray&lt;3,double&gt;&amp; r) const</text:p>
      <text:p text:style-name="P1">//{</text:p>
      <text:p text:style-name="P1">// <text:s text:c="3"/>const UnitVector&lt;3,double&gt; &amp;d=r.getDirection();</text:p>
      <text:p text:style-name="P1">// <text:s text:c="3"/>const Point&lt;3,double&gt; &amp;p=r.getOrigin();</text:p>
      <text:p text:style-name="P1">// <text:s text:c="3"/>Point&lt;3,double&gt; Q;</text:p>
      <text:p text:style-name="P1">// <text:s text:c="3"/>int IDf=0;</text:p>
      <text:p text:style-name="P1">// <text:s text:c="3"/>unsigned IDt=0;</text:p>
      <text:p text:style-name="P1">// <text:s text:c="3"/>double t,t_min = std::numeric_limits&lt;double&gt;::infinity();</text:p>
      <text:p text:style-name="P1">//</text:p>
      <text:p text:style-name="P1">// <text:s text:c="3"/>for(map&lt;unsigned,unsigned&gt;::const_iterator it=F_boundary_ID.begin(); it != F_boundary_ID.end(); ++it)</text:p>
      <text:p text:style-name="P1">// <text:s text:c="3"/>{</text:p>
      <text:p text:style-name="P1"><text:soft-page-break/>// <text:s text:c="7"/>Point&lt;3,double&gt; A(P[F_p[it-&gt;first][0]]),B(P[F_p[it-&gt;first][1]]),C(P[F_p[it-&gt;first][2]]);</text:p>
      <text:p text:style-name="P1">// <text:s text:c="7"/>Vector&lt;3,double&gt; OA(p,A),OB(p,B),OC(p,C);</text:p>
      <text:p text:style-name="P1">// <text:s text:c="7"/>Vector&lt;3,double&gt; AB(A,B),AC(A,C);</text:p>
      <text:p text:style-name="P1">// <text:s text:c="7"/>if (F[it-&gt;first].pointHeight(p) &lt; 0 &amp;&amp; <text:s text:c="11"/>// make sure we're on correct side</text:p>
      <text:p text:style-name="P1">// <text:s text:c="11"/>dot(F[it-&gt;first].getNormal(),d) &gt; 0 <text:s text:c="7"/>// and face is directed the correct way</text:p>
      <text:p text:style-name="P1">// <text:s text:c="11"/>)</text:p>
      <text:p text:style-name="P1">// <text:s text:c="11"/>{</text:p>
      <text:p text:style-name="P1">// <text:s text:c="15"/>double c1,c2;</text:p>
      <text:p text:style-name="P1">// <text:s text:c="15"/>pair&lt;bool,Point&lt;3,double&gt; &gt; tmp(F[it-&gt;first].rayIntersectPoint(r,t_min));</text:p>
      <text:p text:style-name="P1">// <text:s text:c="15"/>Vector&lt;3,double&gt; PQ(p,tmp.second);</text:p>
      <text:p text:style-name="P1">// <text:s text:c="15"/>if ((t=PQ.norm_l2()) &lt; t_min){</text:p>
      <text:p text:style-name="P1">// <text:s text:c="19"/>Vector&lt;3,double&gt; AQ(A,tmp.second);</text:p>
      <text:p text:style-name="P1">// <text:s text:c="19"/>c1 = dot(AB,AQ)/AB.norm2_l2();</text:p>
      <text:p text:style-name="P1">// <text:s text:c="19"/>c2 = dot(Vector&lt;3,double&gt;(PQ-AB*c1),AC)/AC.norm2_l2();</text:p>
      <text:p text:style-name="P1">// <text:s text:c="19"/>// check that intersection point is within the face</text:p>
      <text:p text:style-name="P1">//</text:p>
      <text:p text:style-name="P1">// <text:s text:c="19"/>if (0.0 &lt;= c1 &amp;&amp; c1 &lt;= 1.0 &amp;&amp; 0.0 &lt;= c2 &amp;&amp; c2 &lt;= 1.0 &amp;&amp; c1+c2 &lt;= 1.0)</text:p>
      <text:p text:style-name="P1">// <text:s text:c="19"/>{</text:p>
      <text:p text:style-name="P1">// <text:s text:c="23"/>t_min = t;</text:p>
      <text:p text:style-name="P1">// <text:s text:c="23"/>IDf=it-&gt;first;</text:p>
      <text:p text:style-name="P1">// <text:s text:c="23"/>Q=tmp.second;</text:p>
      <text:p text:style-name="P1">// <text:s text:c="19"/>}</text:p>
      <text:p text:style-name="P1">// <text:s text:c="15"/>}</text:p>
      <text:p text:style-name="P1">// <text:s text:c="11"/>}</text:p>
      <text:p text:style-name="P1">// <text:s text:c="3"/>}</text:p>
      <text:p text:style-name="P1">//</text:p>
      <text:p text:style-name="P1">// <text:s text:c="3"/>assert(IDf&gt;0);</text:p>
      <text:p text:style-name="P1">// <text:s text:c="3"/>IDt = vecFaceID_Tetra[IDf].first;</text:p>
      <text:p text:style-name="P1">//</text:p>
      <text:p text:style-name="P1">// <text:s text:c="3"/>return make_pair(make_pair(IDt,IDf),Q);</text:p>
      <text:p text:style-name="P1">//}</text:p>
      <text:p text:style-name="P1"></text:p>
      <text:p text:style-name="P1"></text:p>
      <text:p text:style-name="P1">bool sameOrientation(FaceByPointID f0,FaceByPointID f1)</text:p>
      <text:p text:style-name="P1">{</text:p>
      <text:p text:style-name="P1"><text:s text:c="4"/>return f0.orderCount() == f1.orderCount();</text:p>
      <text:p text:style-name="P1">}</text:p>
      <text:p text:style-name="P1"></text:p>
      <text:p text:style-name="P1">unsigned TetraMesh::getTetraFromFace(int IDf) const</text:p>
      <text:p text:style-name="P1">{</text:p>
      <text:p text:style-name="P1"><text:s text:c="4"/>return IDf &gt; 0 ? F_t[IDf][0] : F_t[-IDf][1];</text:p>
      <text:p text:style-name="P1">}</text:p>
      <text:p text:style-name="P1"></text:p>
      <text:p text:style-name="P1">double TetraMesh::getFaceArea(const FaceByPointID&amp; f) const</text:p>
      <text:p text:style-name="P1">{</text:p>
      <text:p text:style-name="P1"><text:s text:c="4"/>Vector&lt;3,double&gt; AB(P[f[0]],P[f[1]]);</text:p>
      <text:p text:style-name="P1"><text:s text:c="4"/>Vector&lt;3,double&gt; AC(P[f[0]],P[f[2]]);</text:p>
      <text:p text:style-name="P1"></text:p>
      <text:p text:style-name="P1"><text:s text:c="4"/>return cross(AB,AC).norm_l2()/2;</text:p>
      <text:p text:style-name="P1"><text:soft-page-break/>}</text:p>
      <text:p text:style-name="P1"></text:p>
      <text:p text:style-name="P1">pair&lt;unsigned,boost::shared_array&lt;const uint8_t&gt; &gt; TetraMesh::pointsAsBinary() const</text:p>
      <text:p text:style-name="P1">{</text:p>
      <text:p text:style-name="P1"><text:s text:c="4"/>// create large object for points</text:p>
      <text:p text:style-name="P1"><text:s text:c="4"/>unsigned Nb = 3*sizeof(double)*getNp();</text:p>
      <text:p text:style-name="P1"><text:s text:c="4"/>double *p=new double[3*getNp()],*q=p;</text:p>
      <text:p text:style-name="P1"></text:p>
      <text:p text:style-name="P1"><text:s text:c="4"/>for(point_const_iterator it=pointBegin(); it != pointEnd(); ++it)</text:p>
      <text:p text:style-name="P1"><text:s text:c="4"/>{</text:p>
      <text:p text:style-name="P1"><text:s text:c="8"/>*(q++) = (*it)[0];</text:p>
      <text:p text:style-name="P1"><text:s text:c="8"/>*(q++) = (*it)[1];</text:p>
      <text:p text:style-name="P1"><text:s text:c="8"/>*(q++) = (*it)[2];</text:p>
      <text:p text:style-name="P1"><text:s text:c="4"/>}</text:p>
      <text:p text:style-name="P1"><text:s text:c="4"/>return make_pair(Nb,boost::shared_array&lt;const uint8_t&gt;((const uint8_t*)p));</text:p>
      <text:p text:style-name="P1">}</text:p>
      <text:p text:style-name="P1"></text:p>
      <text:p text:style-name="P1">pair&lt;unsigned,boost::shared_array&lt;const uint8_t&gt; &gt; TetraMesh::tetrasAsBinary() const</text:p>
      <text:p text:style-name="P1">{</text:p>
      <text:p text:style-name="P1"><text:s text:c="4"/>unsigned Nb,Nt = getNt();</text:p>
      <text:p text:style-name="P1"><text:s text:c="4"/>unsigned *t = new unsigned[5*Nt],*u = t;</text:p>
      <text:p text:style-name="P1"><text:s text:c="4"/>Nb=5*sizeof(unsigned)*Nt;</text:p>
      <text:p text:style-name="P1"><text:s text:c="4"/>vector&lt;unsigned&gt;::const_iterator Mit=T_m.begin()+1;</text:p>
      <text:p text:style-name="P1"></text:p>
      <text:p text:style-name="P1"><text:s text:c="4"/>for(tetra_const_iterator it=tetraIDBegin(); it != tetraIDEnd(); ++it)</text:p>
      <text:p text:style-name="P1"><text:s text:c="4"/>{</text:p>
      <text:p text:style-name="P1"><text:s text:c="8"/>*(u++) = (*it)[0];</text:p>
      <text:p text:style-name="P1"><text:s text:c="8"/>*(u++) = (*it)[1];</text:p>
      <text:p text:style-name="P1"><text:s text:c="8"/>*(u++) = (*it)[2];</text:p>
      <text:p text:style-name="P1"><text:s text:c="8"/>*(u++) = (*it)[3];</text:p>
      <text:p text:style-name="P1"><text:s text:c="8"/>*(u++) = *(Mit++);</text:p>
      <text:p text:style-name="P1"><text:s text:c="4"/>}</text:p>
      <text:p text:style-name="P1"><text:s text:c="4"/>return make_pair(Nb,boost::shared_array&lt;const uint8_t&gt;((const uint8_t*)t));</text:p>
      <text:p text:style-name="P1">}</text:p>
      <text:p text:style-name="P1"></text:p>
      <text:p text:style-name="P1">// TODO: Add more integrity checks</text:p>
      <text:p text:style-name="P1">bool TetraMesh::checkIntegrity(bool printResults) const</text:p>
      <text:p text:style-name="P1">{</text:p>
      <text:p text:style-name="P1"><text:s text:c="4"/>bool status_ok=true,status_fp=true;</text:p>
      <text:p text:style-name="P1"></text:p>
      <text:p text:style-name="P1"><text:s text:c="4"/>if (printResults)</text:p>
      <text:p text:style-name="P1"><text:s text:c="8"/>cout &lt;&lt; "Checking face ordering in F_p - " &lt;&lt; flush;</text:p>
      <text:p text:style-name="P1"><text:s text:c="4"/>for(vector&lt;FaceByPointID&gt;::const_iterator it=F_p.begin()+1; it != F_p.end(); ++it)</text:p>
      <text:p text:style-name="P1"><text:s text:c="8"/>status_fp &amp;= ((*it)[0] &lt; (*it)[1]) &amp; ((*it)[1] &lt; (*it)[2]);</text:p>
      <text:p text:style-name="P1"></text:p>
      <text:p text:style-name="P1"><text:s text:c="4"/>if (printResults)</text:p>
      <text:p text:style-name="P1"><text:s text:c="8"/>cout &lt;&lt; (status_fp ? "OK" : "Error") &lt;&lt; endl;</text:p>
      <text:p text:style-name="P1"><text:s text:c="4"/>status_ok &amp;= status_fp;</text:p>
      <text:p text:style-name="P1"></text:p>
      <text:p text:style-name="P1"><text:soft-page-break/></text:p>
      <text:p text:style-name="P1"><text:s text:c="4"/>if (printResults)</text:p>
      <text:p text:style-name="P1"><text:s text:c="8"/>cout &lt;&lt; "Integrity check complete - status " &lt;&lt; (status_ok ? "OK" : "Error") &lt;&lt; endl;</text:p>
      <text:p text:style-name="P1"></text:p>
      <text:p text:style-name="P1"><text:s text:c="4"/>return status_ok;</text:p>
      <text:p text:style-name="P1">}</text:p>
      <text:p text:style-name="P1"></text:p>
      <text:p text:style-name="P1"></text:p>
      <text:p text:style-name="P1"></text:p>
      <text:p text:style-name="P1">/* Returns a TriSurf containing the boundary surface of material matID.</text:p>
      <text:p text:style-name="P1"><text:s/>*</text:p>
      <text:p text:style-name="P1"><text:s/>*/</text:p>
      <text:p text:style-name="P1"></text:p>
      <text:p text:style-name="P1">TriSurf TetraMesh::extractMaterialBoundary(unsigned matID) const</text:p>
      <text:p text:style-name="P1">{</text:p>
      <text:p text:style-name="P1"><text:tab/>// permutation vector; 0 means don't permute</text:p>
      <text:p text:style-name="P1"><text:s text:c="4"/>vector&lt;unsigned long&gt; Pmap(P.size(),0);<text:tab/><text:tab/><text:tab/><text:tab/>// Pmap[i] = j means that P[i] has moved to P_out[j]</text:p>
      <text:p text:style-name="P1"><text:s text:c="4"/>vector&lt;unsigned long&gt; Fmap(F.size(),0);<text:tab/><text:tab/><text:tab/><text:tab/>// zero value means not output</text:p>
      <text:p text:style-name="P1"></text:p>
      <text:p text:style-name="P1"><text:s text:c="4"/>vector&lt;Point&lt;3,double&gt;&gt; P_out(1,P[0]);</text:p>
      <text:p text:style-name="P1"><text:s text:c="4"/>vector&lt;FaceByPointID&gt; F_out(1,FaceByPointID(0,0,0));</text:p>
      <text:p text:style-name="P1"></text:p>
      <text:p text:style-name="P1"><text:s text:c="4"/>for(unsigned IDf=0; IDf&lt;F.size(); ++IDf)</text:p>
      <text:p text:style-name="P1"><text:s text:c="4"/>{</text:p>
      <text:p text:style-name="P1"><text:s text:c="4"/><text:tab/>if(faceBoundsRegion(matID,IDf))</text:p>
      <text:p text:style-name="P1"><text:s text:c="4"/><text:tab/>{</text:p>
      <text:p text:style-name="P1"><text:s text:c="4"/><text:tab/><text:tab/>Fmap[IDf]=F_out.size();</text:p>
      <text:p text:style-name="P1"><text:s text:c="4"/><text:tab/><text:tab/>F_out.emplace_back(F_p[IDf]);</text:p>
      <text:p text:style-name="P1"><text:s text:c="4"/><text:tab/><text:tab/>for(unsigned&amp; IDp : F_out.back())</text:p>
      <text:p text:style-name="P1"><text:s text:c="4"/><text:tab/><text:tab/>{</text:p>
      <text:p text:style-name="P1"><text:s text:c="4"/><text:tab/><text:tab/><text:tab/>if (!Pmap[IDp]) // point hasn't been mapped yet</text:p>
      <text:p text:style-name="P1"><text:s text:c="4"/><text:tab/><text:tab/><text:tab/>{</text:p>
      <text:p text:style-name="P1"><text:s text:c="4"/><text:tab/><text:tab/><text:tab/><text:tab/>Pmap[IDp]=P_out.size();</text:p>
      <text:p text:style-name="P1"><text:s text:c="4"/><text:tab/><text:tab/><text:tab/><text:tab/>P_out.emplace_back(P[IDp]);</text:p>
      <text:p text:style-name="P1"><text:s text:c="4"/><text:tab/><text:tab/><text:tab/>}</text:p>
      <text:p text:style-name="P1"><text:s text:c="4"/><text:tab/><text:tab/><text:tab/>IDp=Pmap[IDp];<text:tab/><text:tab/><text:tab/>// map the face entry</text:p>
      <text:p text:style-name="P1"><text:s text:c="4"/><text:tab/><text:tab/>}</text:p>
      <text:p text:style-name="P1"><text:s text:c="4"/><text:tab/>}</text:p>
      <text:p text:style-name="P1"><text:s text:c="4"/>}</text:p>
      <text:p text:style-name="P1"></text:p>
      <text:p text:style-name="P1"><text:s text:c="4"/>return TriSurf(P_out,F_out);</text:p>
      <text:p text:style-name="P1">}</text:p>
      <text:p text:style-name="P1"></text:p>
      <text:p text:style-name="P1"></text:p>
      <text:p text:style-name="P1">vector&lt;unsigned&gt; TetraMesh::getRegionBoundaryTris(unsigned r) const</text:p>
      <text:p text:style-name="P1">{</text:p>
      <text:p text:style-name="P1"><text:tab/>vector&lt;unsigned&gt; tri;</text:p>
      <text:p text:style-name="P1"><text:s text:c="4"/>for(unsigned IDf=0; IDf&lt;F.size(); ++IDf)</text:p>
      <text:p text:style-name="P1"><text:soft-page-break/><text:s text:c="4"/><text:tab/>if(faceBoundsRegion(r,IDf))</text:p>
      <text:p text:style-name="P1"><text:s text:c="4"/><text:tab/><text:tab/>tri.push_back(IDf);</text:p>
      <text:p text:style-name="P1"></text:p>
      <text:p text:style-name="P1"><text:s text:c="4"/>return tri;</text:p>
      <text:p text:style-name="P1">}</text:p>
      <text:p text:style-name="P1"></text:p>
      <text:p text:style-name="P1">/** returns a vector containing (face ID, tetra ID) for each face on the boundary of r0; if r1 is specified, then</text:p>
      <text:p text:style-name="P1"><text:s/>* it also requires that the face bound r1 (ie. is an r0-r1 boundary)</text:p>
      <text:p text:style-name="P1"><text:s/>*</text:p>
      <text:p text:style-name="P1"><text:s/>* The tetra ID returned is the tetra in region r0.</text:p>
      <text:p text:style-name="P1"><text:s/>*/</text:p>
      <text:p text:style-name="P1"></text:p>
      <text:p text:style-name="P1">vector&lt;pair&lt;unsigned,unsigned&gt;&gt; TetraMesh::getRegionBoundaryTrisAndTetras(unsigned r0,unsigned r1) const</text:p>
      <text:p text:style-name="P1">{</text:p>
      <text:p text:style-name="P1"><text:tab/>vector&lt;pair&lt;unsigned,unsigned&gt;&gt; v;</text:p>
      <text:p text:style-name="P1"></text:p>
      <text:p text:style-name="P1"><text:tab/>for(unsigned i=0;i&lt;F_t.size();++i)</text:p>
      <text:p text:style-name="P1"><text:tab/>{</text:p>
      <text:p text:style-name="P1"><text:tab/><text:tab/>unsigned Ta = F_t[i][0], Tb = F_t[i][1];</text:p>
      <text:p text:style-name="P1"><text:tab/><text:tab/>assert(Ta &lt; T_m.size() &amp;&amp; Tb &lt; T_m.size());</text:p>
      <text:p text:style-name="P1"></text:p>
      <text:p text:style-name="P1"><text:tab/><text:tab/>unsigned ma = T_m[Ta], mb = T_m[Tb];</text:p>
      <text:p text:style-name="P1"></text:p>
      <text:p text:style-name="P1"><text:tab/><text:tab/>if (ma == mb)<text:tab/><text:tab/><text:tab/><text:tab/><text:tab/><text:tab/><text:tab/><text:tab/><text:tab/><text:tab/><text:tab/><text:tab/><text:tab/><text:tab/>// no boundary</text:p>
      <text:p text:style-name="P1"><text:tab/><text:tab/><text:tab/>continue;</text:p>
      <text:p text:style-name="P1"><text:tab/><text:tab/>else if (ma == r0 &amp;&amp; (r1==-1U || mb==r1))<text:tab/><text:tab/><text:tab/><text:tab/><text:tab/><text:tab/><text:tab/>// boundary; Ta is within region</text:p>
      <text:p text:style-name="P1"><text:tab/><text:tab/><text:tab/>v.push_back(make_pair(i,Ta));</text:p>
      <text:p text:style-name="P1"><text:tab/><text:tab/>else if (mb == r0 &amp;&amp; (r1 ==-1U || ma == r1))<text:tab/><text:tab/><text:tab/><text:tab/><text:tab/><text:tab/>// boundary; Tb is within region</text:p>
      <text:p text:style-name="P1"><text:tab/><text:tab/><text:tab/>v.push_back(make_pair(i,Tb));</text:p>
      <text:p text:style-name="P1"><text:tab/>}</text:p>
      <text:p text:style-name="P1"></text:p>
      <text:p text:style-name="P1"><text:tab/>return v;</text:p>
      <text:p text:style-name="P1">}</text:p>
      <text:p text:style-name="P1"></text:p>
      <text:p text:style-name="P1"></text:p>
      <text:p text:style-name="P1">/* Returns a TriSurf containing the boundary surface of a set of tetrahedra</text:p>
      <text:p text:style-name="P1"><text:s/>*</text:p>
      <text:p text:style-name="P1"><text:s/>* The set must be given as a sorted vector of tetra IDs</text:p>
      <text:p text:style-name="P1"><text:s/>*</text:p>
      <text:p text:style-name="P1"><text:s/>*/</text:p>
      <text:p text:style-name="P1"></text:p>
      <text:p text:style-name="P1">TriSurf TetraMesh::extractRegionSurface(const vector&lt;unsigned&gt;&amp; tetIDs) const</text:p>
      <text:p text:style-name="P1">{</text:p>
      <text:p text:style-name="P1"><text:s text:c="4"/>vector&lt;FaceByPointID&gt; F_out;</text:p>
      <text:p text:style-name="P1"><text:soft-page-break/></text:p>
      <text:p text:style-name="P1"><text:s text:c="4"/>for(unsigned IDf=0; IDf&lt;F.size(); ++IDf)</text:p>
      <text:p text:style-name="P1"><text:s text:c="4"/>{</text:p>
      <text:p text:style-name="P1"><text:s text:c="4"/><text:tab/>// add iff one tetra incident to the face is in the set and the other is not</text:p>
      <text:p text:style-name="P1"><text:s text:c="4"/><text:tab/>if (binary_search(tetIDs.begin(),tetIDs.end(),F_t[IDf][0])</text:p>
      <text:p text:style-name="P1"><text:s text:c="4"/><text:tab/><text:tab/><text:tab/>^ binary_search(tetIDs.begin(),tetIDs.end(),F_t[IDf][1]))</text:p>
      <text:p text:style-name="P1"><text:s text:c="4"/><text:tab/><text:tab/>F_out.push_back(F_p[IDf]);</text:p>
      <text:p text:style-name="P1"><text:s text:c="4"/>}</text:p>
      <text:p text:style-name="P1"></text:p>
      <text:p text:style-name="P1"><text:s text:c="4"/>return TriSurf(P,F_out);</text:p>
      <text:p text:style-name="P1">}</text:p>
      <text:p text:style-name="P1"></text:p>
      <text:p text:style-name="P1">TetraMesh* buildMesh(const TetraMeshBase&amp; M)</text:p>
      <text:p text:style-name="P1">{</text:p>
      <text:p text:style-name="P1"><text:tab/>return new TetraMesh(M);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8:22:24.183548657</meta:creation-date>
    <dc:date>2015-05-31T18:23:03.468532634</dc:date>
    <meta:editing-duration>P0D</meta:editing-duration>
    <meta:editing-cycles>1</meta:editing-cycles>
    <meta:document-statistic meta:table-count="0" meta:image-count="0" meta:object-count="0" meta:page-count="17" meta:paragraph-count="771" meta:word-count="2289" meta:character-count="21640" meta:non-whitespace-character-count="16925"/>
    <meta:generator>LibreOffice/4.2.8.2$Linux_X86_64 LibreOffice_project/420m0$Build-2</meta:generator>
  </office:meta>
</office:document-meta>
</file>